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2"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 style:data-style-name="N2" text:time-value="18:51:22.920690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3M6S</meta:editing-duration>
    <meta:editing-cycles>13</meta:editing-cycles>
    <meta:generator>LibreOffice/4.3.3.2$Linux_X86_64 LibreOffice_project/430m0$Build-2</meta:generator>
    <dc:date>2015-07-30T19:02:26.255428345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